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ellCheckServiceRuntimeHints.registerHints( RuntimeHints hints ,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lCheckServiceTests.shouldRegisterResource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